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0.6598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ce2"/>
        <table:table-column table:style-name="co3" table:default-cell-style-name="Default"/>
        <table:table-row table:style-name="ro1">
          <table:table-cell office:value-type="string">
            <text:p>NxN Laplace2D 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>
            <text:p>double precision</text:p>
          </table:table-cell>
          <table:table-cell office:value-type="float" office:value="8">
            <text:p>8</text:p>
          </table:table-cell>
          <table:table-cell office:value-type="string">
            <text:p>bytes/double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>
            <text:p>iteration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core i7</text:p>
          </table:table-cell>
          <table:table-cell office:value-type="string">
            <text:p>lincuda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ce1" office:value-type="string" table:number-columns-spanned="2" table:number-rows-spanned="1">
            <text:p>time (s)</text:p>
          </table:table-cell>
          <table:covered-table-cell table:style-name="ce1"/>
          <table:table-cell table:style-name="ce1" office:value-type="string" table:number-columns-spanned="2" table:number-rows-spanned="1">
            <text:p>MFLOPS</text:p>
          </table:table-cell>
          <table:covered-table-cell table:style-name="ce1"/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data size (GB)</text:p>
          </table:table-cell>
          <table:table-cell office:value-type="string">
            <text:p>operations</text:p>
          </table:table-cell>
          <table:table-cell office:value-type="string">
            <text:p>intensity</text:p>
          </table:table-cell>
          <table:table-cell office:value-type="string">
            <text:p>cpu</text:p>
          </table:table-cell>
          <table:table-cell office:value-type="string">
            <text:p>cuda</text:p>
          </table:table-cell>
          <table:table-cell table:style-name="Default" office:value-type="string">
            <text:p>cpu</text:p>
          </table:table-cell>
          <table:table-cell table:style-name="Default" office:value-type="string">
            <text:p>cuda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2*[.A6]*[.A6]*[.$B$2]/2^30 * [.$B$3]" office:value-type="float" office:value="3.90625">
            <text:p>3.90625</text:p>
          </table:table-cell>
          <table:table-cell table:formula="of:=6*([.A6]-1)^2" office:value-type="float" office:value="1566726">
            <text:p>1566726</text:p>
          </table:table-cell>
          <table:table-cell table:formula="of:=[.C6]/[.A6]^2*2" office:value-type="float" office:value="11.9531707763672">
            <text:p>11.9531707764</text:p>
          </table:table-cell>
          <table:table-cell office:value-type="float" office:value="0.67">
            <text:p>0.67</text:p>
          </table:table-cell>
          <table:table-cell office:value-type="float" office:value="0.49">
            <text:p>0.49</text:p>
          </table:table-cell>
          <table:table-cell table:formula="of:=[.$C6]/[.E6]/2^20" office:value-type="float" office:value="2.23006917469537">
            <text:p>2.23</text:p>
          </table:table-cell>
          <table:table-cell table:formula="of:=[.$C6]/[.F6]/2^20" office:value-type="float" office:value="3.04927825927734">
            <text:p>3.05</text:p>
          </table:table-cell>
          <table:table-cell table:style-name="ce2" table:formula="of:=[.H6]/[.G6]" office:value-type="float" office:value="1.36734693877551">
            <text:p>1.3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2*[.A7]*[.A7]*[.$B$2]/2^30 * [.$B$3]" office:value-type="float" office:value="15.625">
            <text:p>15.625</text:p>
          </table:table-cell>
          <table:table-cell table:formula="of:=6*([.A7]-1)^2" office:value-type="float" office:value="6279174">
            <text:p>6279174</text:p>
          </table:table-cell>
          <table:table-cell table:formula="of:=[.C7]/[.A7]^2*2" office:value-type="float" office:value="11.9765739440918">
            <text:p>11.9765739441</text:p>
          </table:table-cell>
          <table:table-cell office:value-type="float" office:value="3.7">
            <text:p>3.7</text:p>
          </table:table-cell>
          <table:table-cell office:value-type="float" office:value="1.7">
            <text:p>1.7</text:p>
          </table:table-cell>
          <table:table-cell table:formula="of:=[.$C7]/[.E7]/2^20" office:value-type="float" office:value="1.61845593839078">
            <text:p>1.62</text:p>
          </table:table-cell>
          <table:table-cell table:formula="of:=[.$C7]/[.F7]/2^20" office:value-type="float" office:value="3.52252174826229">
            <text:p>3.52</text:p>
          </table:table-cell>
          <table:table-cell table:style-name="ce2" table:formula="of:=[.H7]/[.G7]" office:value-type="float" office:value="2.17647058823529">
            <text:p>2.1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table:formula="of:=2*[.A8]*[.A8]*[.$B$2]/2^30 * [.$B$3]" office:value-type="float" office:value="62.5">
            <text:p>62.5</text:p>
          </table:table-cell>
          <table:table-cell table:formula="of:=6*([.A8]-1)^2" office:value-type="float" office:value="25141254">
            <text:p>25141254</text:p>
          </table:table-cell>
          <table:table-cell table:formula="of:=[.C8]/[.A8]^2*2" office:value-type="float" office:value="11.9882841110229">
            <text:p>11.9882841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[.$C8]/[.E8]/2^20" office:value-type="float" office:value="1.71261201586042">
            <text:p>1.71</text:p>
          </table:table-cell>
          <table:table-cell table:formula="of:=[.$C8]/[.F8]/2^20" office:value-type="float" office:value="3.99609470367432">
            <text:p>4.00</text:p>
          </table:table-cell>
          <table:table-cell table:style-name="ce2" table:formula="of:=[.H8]/[.G8]" office:value-type="float" office:value="2.33333333333333">
            <text:p>2.33</text:p>
          </table:table-cell>
        </table:table-row>
        <table:table-row table:style-name="ro1">
          <table:table-cell table:formula="of:=2*[.A8]" office:value-type="float" office:value="4096">
            <text:p>4096</text:p>
          </table:table-cell>
          <table:table-cell table:formula="of:=2*[.A9]*[.A9]*[.$B$2]/2^30 * [.$B$3]" office:value-type="float" office:value="250">
            <text:p>250</text:p>
          </table:table-cell>
          <table:table-cell table:formula="of:=6*([.A9]-1)^2" office:value-type="float" office:value="100614150">
            <text:p>100614150</text:p>
          </table:table-cell>
          <table:table-cell table:formula="of:=[.C9]/[.A9]^2*2" office:value-type="float" office:value="11.9941413402557">
            <text:p>11.9941413403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table:formula="of:=[.$C9]/[.E9]/2^20" office:value-type="float" office:value="1.77690982818604">
            <text:p>1.78</text:p>
          </table:table-cell>
          <table:table-cell table:formula="of:=[.$C9]/[.F9]/2^20" office:value-type="float" office:value="3.55381965637207">
            <text:p>3.55</text:p>
          </table:table-cell>
          <table:table-cell table:style-name="ce2" table:formula="of:=[.H9]/[.G9]" office:value-type="float" office:value="2">
            <text:p>2.00</text:p>
          </table:table-cell>
        </table:table-row>
        <table:table-row table:style-name="ro1">
          <table:table-cell table:formula="of:=2*[.A9]" office:value-type="float" office:value="8192">
            <text:p>8192</text:p>
          </table:table-cell>
          <table:table-cell table:formula="of:=2*[.A10]*[.A10]*[.$B$2]/2^30 * [.$B$3]" office:value-type="float" office:value="1000">
            <text:p>1000</text:p>
          </table:table-cell>
          <table:table-cell table:formula="of:=6*([.A10]-1)^2" office:value-type="float" office:value="402554886">
            <text:p>402554886</text:p>
          </table:table-cell>
          <table:table-cell table:formula="of:=[.C10]/[.A10]^2*2" office:value-type="float" office:value="11.9970704913139">
            <text:p>11.9970704913</text:p>
          </table:table-cell>
          <table:table-cell office:value-type="float" office:value="215">
            <text:p>215</text:p>
          </table:table-cell>
          <table:table-cell office:value-type="float" office:value="109">
            <text:p>109</text:p>
          </table:table-cell>
          <table:table-cell table:formula="of:=[.$C10]/[.E10]/2^20" office:value-type="float" office:value="1.78561049173045">
            <text:p>1.79</text:p>
          </table:table-cell>
          <table:table-cell table:formula="of:=[.$C10]/[.F10]/2^20" office:value-type="float" office:value="3.52207574056923">
            <text:p>3.52</text:p>
          </table:table-cell>
          <table:table-cell table:style-name="ce2" table:formula="of:=[.H10]/[.G10]" office:value-type="float" office:value="1.97247706422018">
            <text:p>1.97</text:p>
          </table:table-cell>
        </table:table-row>
        <table:table-row table:style-name="ro1">
          <table:table-cell table:formula="of:=2.5*[.A9]" office:value-type="float" office:value="10240">
            <text:p>10240</text:p>
          </table:table-cell>
          <table:table-cell table:formula="of:=2*[.A11]*[.A11]*[.$B$2]/2^30 * [.$B$3]" office:value-type="float" office:value="1562.5">
            <text:p>1562.5</text:p>
          </table:table-cell>
          <table:table-cell table:formula="of:=6*([.A11]-1)^2" office:value-type="float" office:value="629022726">
            <text:p>629022726</text:p>
          </table:table-cell>
          <table:table-cell table:formula="of:=[.C11]/[.A11]^2*2" office:value-type="float" office:value="11.9976563644409">
            <text:p>11.9976563644</text:p>
          </table:table-cell>
          <table:table-cell office:value-type="float" office:value="325">
            <text:p>325</text:p>
          </table:table-cell>
          <table:table-cell office:value-type="float" office:value="162">
            <text:p>162</text:p>
          </table:table-cell>
          <table:table-cell table:formula="of:=[.$C11]/[.E11]/2^20" office:value-type="float" office:value="1.84579328683706">
            <text:p>1.85</text:p>
          </table:table-cell>
          <table:table-cell table:formula="of:=[.$C11]/[.F11]/2^20" office:value-type="float" office:value="3.70298035939535">
            <text:p>3.70</text:p>
          </table:table-cell>
          <table:table-cell table:style-name="ce2" table:formula="of:=[.H11]/[.G11]" office:value-type="float" office:value="2.00617283950617">
            <text:p>2.01</text:p>
          </table:table-cell>
        </table:table-row>
        <table:table-row table:style-name="ro1">
          <table:table-cell>
            <draw:frame table:end-cell-address="Sheet1.H34" table:end-x="0.2654in" table:end-y="0.0236in" draw:z-index="0" draw:style-name="gr1" draw:text-style-name="P1" svg:width="6.2988in" svg:height="3.5421in" svg:x="0.7622in" svg:y="0.1343in">
              <draw:object draw:notify-on-update-of-ranges="Sheet1.D6:Sheet1.D11 Sheet1.G5:Sheet1.G5 Sheet1.G6:Sheet1.G11 Sheet1.D6:Sheet1.D11 Sheet1.H5:Sheet1.H5 Sheet1.H6:Sheet1.H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5:Sheet1.F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11/06/2012</text:date>, <text:time>17:0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4:07:51</meta:creation-date>
    <dc:date>2012-11-06T17:03:42</dc:date>
    <meta:editing-duration>PT15M55S</meta:editing-duration>
    <meta:editing-cycles>17</meta:editing-cycles>
    <meta:generator>OpenOffice.org/3.4.1$Unix OpenOffice.org_project/341m1$Build-9593</meta:generator>
    <meta:document-statistic meta:table-count="3" meta:cell-count="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8cm" xlink:href=".." xlink:type="simple" chart:class="chart:scatter" chart:style-name="ch1">
        <chart:title svg:x="6.312cm" svg:y="0.314cm" chart:style-name="ch2">
          <text:p>NxN Laplace2D</text:p>
        </chart:title>
        <chart:legend chart:legend-position="top" svg:x="6.196cm" svg:y="1.463cm" style:legend-expansion="wide" chart:style-name="ch3"/>
        <chart:plot-area chart:style-name="ch4" table:cell-range-address="Sheet1.D6:Sheet1.D11 Sheet1.G5:Sheet1.H11" chart:data-source-has-labels="row" svg:x="1.307cm" svg:y="2.415cm" svg:width="14.053cm" svg:height="5.447cm">
          <chartooo:coordinate-region svg:x="2.251cm" svg:y="2.612cm" svg:width="12.669cm" svg:height="4.607cm"/>
          <chart:axis chart:dimension="x" chart:name="primary-x" chart:style-name="ch5">
            <chart:title svg:x="8.16cm" svg:y="8.041cm" chart:style-name="ch6">
              <text:p>N</text:p>
            </chart:title>
          </chart:axis>
          <chart:axis chart:dimension="y" chart:name="primary-y" chart:style-name="ch7">
            <chart:title svg:x="0.451cm" svg:y="5.853cm" chart:style-name="ch8">
              <text:p>MFLOPS</text:p>
            </chart:title>
            <chart:grid chart:style-name="ch9" chart:class="major"/>
          </chart:axis>
          <chart:series chart:style-name="ch10" chart:values-cell-range-address="Sheet1.G6:Sheet1.G11" chart:label-cell-address="Sheet1.G5:Sheet1.G5" chart:class="chart:scatter">
            <chart:domain table:cell-range-address="Sheet1.D6:Sheet1.D11"/>
            <chart:data-point chart:repeated="6"/>
          </chart:series>
          <chart:series chart:style-name="ch11" chart:values-cell-range-address="Sheet1.H6:Sheet1.H11" chart:label-cell-address="Sheet1.H5:Sheet1.H5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pu</text:p>
                <draw:g>
                  <svg:desc>Sheet1.G5:Sheet1.G5</svg:desc>
                </draw:g>
              </table:table-cell>
              <table:table-cell office:value-type="string">
                <text:p>cuda</text:p>
                <draw:g>
                  <svg:desc>Sheet1.H5:Sheet1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9531707763672">
                <text:p>11.9531707763672</text:p>
                <draw:g>
                  <svg:desc>Sheet1.D6:Sheet1.D11</svg:desc>
                </draw:g>
              </table:table-cell>
              <table:table-cell office:value-type="float" office:value="2.23006917469537">
                <text:p>2.23006917469537</text:p>
                <draw:g>
                  <svg:desc>Sheet1.G6:Sheet1.G11</svg:desc>
                </draw:g>
              </table:table-cell>
              <table:table-cell office:value-type="float" office:value="3.04927825927734">
                <text:p>3.04927825927734</text:p>
                <draw:g>
                  <svg:desc>Sheet1.H6:Sheet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9765739440918">
                <text:p>11.9765739440918</text:p>
              </table:table-cell>
              <table:table-cell office:value-type="float" office:value="1.61845593839078">
                <text:p>1.61845593839078</text:p>
              </table:table-cell>
              <table:table-cell office:value-type="float" office:value="3.52252174826229">
                <text:p>3.52252174826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9882841110229">
                <text:p>11.9882841110229</text:p>
              </table:table-cell>
              <table:table-cell office:value-type="float" office:value="1.71261201586042">
                <text:p>1.71261201586042</text:p>
              </table:table-cell>
              <table:table-cell office:value-type="float" office:value="3.99609470367432">
                <text:p>3.99609470367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9941413402557">
                <text:p>11.9941413402557</text:p>
              </table:table-cell>
              <table:table-cell office:value-type="float" office:value="1.77690982818604">
                <text:p>1.77690982818604</text:p>
              </table:table-cell>
              <table:table-cell office:value-type="float" office:value="3.55381965637207">
                <text:p>3.55381965637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9970704913139">
                <text:p>11.9970704913139</text:p>
              </table:table-cell>
              <table:table-cell office:value-type="float" office:value="1.78561049173045">
                <text:p>1.78561049173045</text:p>
              </table:table-cell>
              <table:table-cell office:value-type="float" office:value="3.52207574056923">
                <text:p>3.52207574056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9976563644409">
                <text:p>11.9976563644409</text:p>
              </table:table-cell>
              <table:table-cell office:value-type="float" office:value="1.84579328683706">
                <text:p>1.84579328683706</text:p>
              </table:table-cell>
              <table:table-cell office:value-type="float" office:value="3.70298035939535">
                <text:p>3.70298035939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